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solid" draw:fill-color="#c47925" draw:opacity="50%" draw:textarea-horizontal-align="center" draw:textarea-vertical-align="middle" draw:shadow="hidden" draw:shadow-offset-x="0.3cm" draw:shadow-offset-y="0.3cm" draw:shadow-color="#808080" draw:shadow-opacity="50%"/>
    </style:style>
    <style:style style:name="gr2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solid" draw:fill-color="#6fb544" draw:opacity="50%" draw:textarea-horizontal-align="center" draw:textarea-vertical-align="middle" draw:shadow="hidden" draw:shadow-offset-x="0.3cm" draw:shadow-offset-y="0.3cm" draw:shadow-color="#808080" draw:shadow-opacity="50%"/>
    </style:style>
    <style:style style:name="gr3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solid" draw:fill-color="#0098cc" draw:opacity="50%" draw:textarea-horizontal-align="center" draw:textarea-vertical-align="middle" draw:shadow="hidden" draw:shadow-offset-x="0.3cm" draw:shadow-offset-y="0.3cm" draw:shadow-color="#808080" draw:shadow-opacity="50%"/>
    </style:style>
    <style:style style:name="gr4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solid" draw:fill-color="#ad649a" draw:opacity="50%" draw:textarea-horizontal-align="center" draw:textarea-vertical-align="middle" draw:shadow="hidden" draw:shadow-offset-x="0.3cm" draw:shadow-offset-y="0.3cm" draw:shadow-color="#808080" draw:shadow-opacity="50%"/>
    </style:style>
    <style:style style:name="gr5" style:family="graphic" style:parent-style-name="standard">
      <style:graphic-properties draw:stroke="none" svg:stroke-width="0.019cm" svg:stroke-color="#808080" draw:marker-start-width="0.33cm" draw:marker-start-center="false" draw:marker-end-width="0.33cm" draw:marker-end-center="false" draw:fill="none" draw:fill-color="#ffffff" fo:min-height="0.13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19cm" svg:stroke-color="#80808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049cm" svg:stroke-color="#000000" draw:marker-start-width="0.273cm" draw:marker-start-center="false" draw:marker-end-width="0.273cm" draw:marker-end-center="false" draw:fill="none" draw:fill-color="#00b8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4096" svg:stroke-width="0.019cm" svg:stroke-color="#000000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solid" draw:stroke-dash="Dashed_20__28_var_29__20_4097" svg:stroke-width="0.019cm" svg:stroke-color="#000000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c47925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6fb544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solid" draw:fill-color="#0098cc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solid" draw:fill-color="#ad649a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8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9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0.436cm" svg:height="0.436cm" svg:x="10.16cm" svg:y="13.615cm" svg:viewBox="0 0 437 437" draw:points="0,0 437,0 437,437 0,437">
            <text:p/>
          </draw:polygon>
          <draw:polygon draw:style-name="gr2" draw:text-style-name="P2" draw:layer="layout" svg:width="0.436cm" svg:height="0.874cm" svg:x="10.16cm" svg:y="15.365cm" svg:viewBox="0 0 437 875" draw:points="0,875 0,0 437,0 437,875">
            <text:p/>
          </draw:polygon>
          <draw:polygon draw:style-name="gr3" draw:text-style-name="P3" draw:layer="layout" svg:width="1.749cm" svg:height="1.311cm" svg:x="9.285cm" svg:y="14.928cm" svg:viewBox="0 0 1750 1312" draw:points="0,1312 0,0 1750,0 1750,1312 1312,1312 1312,437 875,437 875,1312">
            <text:p/>
          </draw:polygon>
          <draw:polygon draw:style-name="gr4" draw:text-style-name="P4" draw:layer="layout" svg:width="1.749cm" svg:height="0.874cm" svg:x="9.285cm" svg:y="14.053cm" svg:viewBox="0 0 1750 875" draw:points="0,875 1750,875 1312,0 437,0">
            <text:p/>
          </draw:polygon>
          <draw:frame draw:style-name="gr5" draw:text-style-name="P6" draw:layer="layout" svg:width="0.205cm" svg:height="0.624cm" svg:x="11.596cm" svg:y="13.92cm">
            <draw:text-box>
              <text:p text:style-name="P5"><text:span text:style-name="T1">H</text:span></text:p>
            </draw:text-box>
          </draw:frame>
          <draw:line draw:style-name="gr6" draw:text-style-name="P7" draw:layer="layout" svg:x1="8.849cm" svg:y1="13.178cm" svg:x2="8.849cm" svg:y2="16.678cm">
            <text:p/>
          </draw:line>
          <draw:line draw:style-name="gr6" draw:text-style-name="P7" draw:layer="layout" svg:x1="9.285cm" svg:y1="13.178cm" svg:x2="9.285cm" svg:y2="16.678cm">
            <text:p/>
          </draw:line>
          <draw:line draw:style-name="gr6" draw:text-style-name="P7" draw:layer="layout" svg:x1="9.724cm" svg:y1="13.178cm" svg:x2="9.724cm" svg:y2="16.678cm">
            <text:p/>
          </draw:line>
          <draw:line draw:style-name="gr6" draw:text-style-name="P7" draw:layer="layout" svg:x1="10.16cm" svg:y1="13.178cm" svg:x2="10.16cm" svg:y2="16.678cm">
            <text:p/>
          </draw:line>
          <draw:line draw:style-name="gr6" draw:text-style-name="P7" draw:layer="layout" svg:x1="10.599cm" svg:y1="13.178cm" svg:x2="10.599cm" svg:y2="16.678cm">
            <text:p/>
          </draw:line>
          <draw:line draw:style-name="gr6" draw:text-style-name="P7" draw:layer="layout" svg:x1="11.033cm" svg:y1="13.178cm" svg:x2="11.033cm" svg:y2="16.678cm">
            <text:p/>
          </draw:line>
          <draw:line draw:style-name="gr6" draw:text-style-name="P7" draw:layer="layout" svg:x1="11.474cm" svg:y1="13.178cm" svg:x2="11.474cm" svg:y2="16.678cm">
            <text:p/>
          </draw:line>
          <draw:line draw:style-name="gr6" draw:text-style-name="P7" draw:layer="layout" svg:x1="11.908cm" svg:y1="13.178cm" svg:x2="11.908cm" svg:y2="16.678cm">
            <text:p/>
          </draw:line>
          <draw:line draw:style-name="gr6" draw:text-style-name="P7" draw:layer="layout" svg:x1="12.349cm" svg:y1="13.178cm" svg:x2="12.349cm" svg:y2="16.678cm">
            <text:p/>
          </draw:line>
          <draw:line draw:style-name="gr6" draw:text-style-name="P7" draw:layer="layout" svg:x1="8.849cm" svg:y1="16.678cm" svg:x2="12.349cm" svg:y2="16.678cm">
            <text:p/>
          </draw:line>
          <draw:line draw:style-name="gr6" draw:text-style-name="P7" draw:layer="layout" svg:x1="8.849cm" svg:y1="16.24cm" svg:x2="12.349cm" svg:y2="16.24cm">
            <text:p/>
          </draw:line>
          <draw:line draw:style-name="gr6" draw:text-style-name="P7" draw:layer="layout" svg:x1="8.849cm" svg:y1="15.803cm" svg:x2="12.349cm" svg:y2="15.803cm">
            <text:p/>
          </draw:line>
          <draw:line draw:style-name="gr6" draw:text-style-name="P7" draw:layer="layout" svg:x1="8.849cm" svg:y1="15.365cm" svg:x2="12.349cm" svg:y2="15.365cm">
            <text:p/>
          </draw:line>
          <draw:line draw:style-name="gr6" draw:text-style-name="P7" draw:layer="layout" svg:x1="8.849cm" svg:y1="14.928cm" svg:x2="12.349cm" svg:y2="14.928cm">
            <text:p/>
          </draw:line>
          <draw:line draw:style-name="gr6" draw:text-style-name="P7" draw:layer="layout" svg:x1="8.849cm" svg:y1="14.49cm" svg:x2="12.349cm" svg:y2="14.49cm">
            <text:p/>
          </draw:line>
          <draw:line draw:style-name="gr6" draw:text-style-name="P7" draw:layer="layout" svg:x1="8.849cm" svg:y1="14.053cm" svg:x2="12.349cm" svg:y2="14.053cm">
            <text:p/>
          </draw:line>
          <draw:line draw:style-name="gr6" draw:text-style-name="P7" draw:layer="layout" svg:x1="8.849cm" svg:y1="13.615cm" svg:x2="12.349cm" svg:y2="13.615cm">
            <text:p/>
          </draw:line>
          <draw:line draw:style-name="gr6" draw:text-style-name="P7" draw:layer="layout" svg:x1="8.849cm" svg:y1="13.178cm" svg:x2="12.349cm" svg:y2="13.178cm">
            <text:p/>
          </draw:line>
          <draw:polyline draw:style-name="gr7" draw:text-style-name="P8" draw:layer="layout" svg:width="1.749cm" svg:height="2.624cm" svg:x="9.285cm" svg:y="13.615cm" svg:viewBox="0 0 1750 2625" draw:points="1750,2625 0,2625 0,1311 1750,1311 1750,2625 1312,2625 1312,1750 875,1750 875,2625 1750,2625 1750,1311 1312,436 1312,0 875,0 875,436 1312,436 437,436 0,1311">
            <text:p/>
          </draw:polyline>
          <draw:g>
            <draw:line draw:style-name="gr8" draw:text-style-name="P9" draw:layer="layout" svg:x1="11.37cm" svg:y1="14.39cm" svg:x2="11.568cm" svg:y2="14.591cm">
              <text:p/>
            </draw:line>
            <draw:line draw:style-name="gr9" draw:text-style-name="P9" draw:layer="layout" svg:x1="11.375cm" svg:y1="14.591cm" svg:x2="11.573cm" svg:y2="14.39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" svg:font-family="'Andale Sans U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096" draw:display-name="Dashed (var) 4096" draw:style="rect" draw:dots1="1" draw:dots1-length="0.006cm" draw:dots2="1" draw:dots2-length="0.006cm" draw:distance="0.006cm"/>
    <draw:stroke-dash draw:name="Dashed_20__28_var_29__20_4097" draw:display-name="Dashed (var) 4097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6:15:48.239091794</meta:creation-date>
    <dc:date>2018-04-10T16:16:35.351301593</dc:date>
    <meta:editing-duration>PT47S</meta:editing-duration>
    <meta:editing-cycles>1</meta:editing-cycles>
    <meta:document-statistic meta:object-count="28"/>
    <meta:generator>LibreOffice/6.0.0.3$MacOSX_X86_64 LibreOffice_project/64a0f66915f38c6217de274f0aa8e15618924765</meta:generator>
  </office:meta>
</office:document-meta>
</file>